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wollmux.rdf" manifest:media-type="application/rdf+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officeooo="http://openoffice.org/2009/office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f6c00" officeooo:paragraph-rsid="001f6c00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2b7" officeooo:paragraph-rsid="002042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cm" svg:width="0.041cm" svg:height="0.041cm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2.0.0.alpha0.0.0.alpha0</text:p></office:annotation></text:p>
        </draw:text-box>
      </draw:frame>
      <text:p text:style-name="P1"><text:bookmark-start text:name="Bookmark 1"/>0123456789<text:bookmark-end text:name="Bookmark 1"/></text:p>
      <text:p text:style-name="P1">abcd efgh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1</text:p>
          </table:table-cell>
          <table:table-cell table:style-name="Table1.B1" office:value-type="string">
            <text:p text:style-name="P2"><text:bookmark-start text:name="Bookmark 3"/>C2<text:bookmark-end text:name="Bookmark 3"/></text:p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B2" office:value-type="string">
            <text:p text:style-name="P2"><text:bookmark-start text:name="Bookmark 2"/>C4<text:bookmark-end text:name="Bookmark 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officeooo="http://openoffice.org/2009/office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01T09:15:45.825000000</meta:creation-date>
    <dc:date>2020-03-06T12:36:42.586920040</dc:date>
    <meta:editing-duration>PT1M24S</meta:editing-duration>
    <meta:editing-cycles>4</meta:editing-cycles>
    <meta:generator>LibreOfficeDev/7.0.0.0.alpha0$Linux_X86_64 LibreOffice_project/f3a9d2cf5ad6386e4a4479cad91709ee394528b7</meta:generator>
    <meta:document-statistic meta:table-count="1" meta:image-count="0" meta:object-count="0" meta:page-count="1" meta:paragraph-count="7" meta:word-count="7" meta:character-count="27" meta:non-whitespace-character-count="26"/>
  </office:meta>
</office:document-meta>
</file>